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nux Libertine O" svg:font-family="'Linux Libertine O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stem-ui" svg:font-family="system-ui, sans-serif"/>
  </office:font-face-decls>
  <office:automatic-styles>
    <style:style style:name="P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system-ui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y position dans eglise</text:p>
      <text:p text:style-name="P2"> </text:p>
      <text:p text:style-name="P1">Sauf conduit : pour dispense sur occultisme ou hérétech ou droit d’entrée inquisitorial/kalinthi/syneculla dans demeurres et lieux offlimit (mais intérêt à avoir suspicions fondées !) ; peut représenter une position de légat ou d’inquisiteur voire de Sanhedrin (citation aussi)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nux Libertine O" svg:font-family="'Linux Libertine O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stem-ui" svg:font-family="system-ui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nux Libertine O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nux Libertine O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 O" fo:font-family="'Linux Libertine O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08:42:53.811634250</meta:creation-date>
    <meta:generator>LibreOffice/7.4.7.2$Linux_X86_64 LibreOffice_project/40$Build-2</meta:generator>
    <dc:date>2023-08-05T17:16:43.944250915</dc:date>
    <meta:editing-duration>PT5S</meta:editing-duration>
    <meta:editing-cycles>1</meta:editing-cycles>
    <meta:document-statistic meta:table-count="0" meta:image-count="0" meta:object-count="0" meta:page-count="1" meta:paragraph-count="4" meta:word-count="43" meta:character-count="303" meta:non-whitespace-character-count="260"/>
  </office:meta>
</office:document-meta>
</file>